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73" table:style-name="ta1">
        <table:shapes>
          <draw:frame draw:z-index="0" draw:style-name="gr1" draw:text-style-name="P1" svg:width="159.99mm" svg:height="89.99mm" svg:x="124.92mm" svg:y="1mm">
            <loext:p draw:notify-on-update-of-ranges="test273.C1:test273.C1 test273.C2:test273.C178 test273.D1:test273.D1 test273.D2:test273.D17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2:28</text:p>
          </table:table-cell>
          <table:table-cell office:value-type="float" office:value="0.028513" calcext:value-type="float">
            <text:p>0.028513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2897" calcext:value-type="float">
            <text:p>2897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2:29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2991" calcext:value-type="float">
            <text:p>2991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2:30</text:p>
          </table:table-cell>
          <table:table-cell office:value-type="float" office:value="0.025918" calcext:value-type="float">
            <text:p>0.025918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" calcext:value-type="float">
            <text:p>0</text:p>
          </table:table-cell>
          <table:table-cell office:value-type="float" office:value="3045" calcext:value-type="float">
            <text:p>3045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2:31</text:p>
          </table:table-cell>
          <table:table-cell office:value-type="float" office:value="0.019639" calcext:value-type="float">
            <text:p>0.019639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382" calcext:value-type="float">
            <text:p>3382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2:32</text:p>
          </table:table-cell>
          <table:table-cell office:value-type="float" office:value="0.020101" calcext:value-type="float">
            <text:p>0.020101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3216" calcext:value-type="float">
            <text:p>3216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2:33</text:p>
          </table:table-cell>
          <table:table-cell office:value-type="float" office:value="0.021096" calcext:value-type="float">
            <text:p>0.021096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0" calcext:value-type="float">
            <text:p>0</text:p>
          </table:table-cell>
          <table:table-cell office:value-type="float" office:value="3234" calcext:value-type="float">
            <text:p>3234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2:34</text:p>
          </table:table-cell>
          <table:table-cell office:value-type="float" office:value="0.017488" calcext:value-type="float">
            <text:p>0.017488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173" calcext:value-type="float">
            <text:p>3173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2:35</text:p>
          </table:table-cell>
          <table:table-cell office:value-type="float" office:value="0.023125" calcext:value-type="float">
            <text:p>0.023125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2996" calcext:value-type="float">
            <text:p>2996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2:36</text:p>
          </table:table-cell>
          <table:table-cell office:value-type="float" office:value="0.019069" calcext:value-type="float">
            <text:p>0.019069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" calcext:value-type="float">
            <text:p>0</text:p>
          </table:table-cell>
          <table:table-cell office:value-type="float" office:value="3018" calcext:value-type="float">
            <text:p>3018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2:37</text:p>
          </table:table-cell>
          <table:table-cell office:value-type="float" office:value="0.016306" calcext:value-type="float">
            <text:p>0.016306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003" calcext:value-type="float">
            <text:p>3003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2:38</text:p>
          </table:table-cell>
          <table:table-cell office:value-type="float" office:value="0.016145" calcext:value-type="float">
            <text:p>0.016145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3367" calcext:value-type="float">
            <text:p>3367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2:39</text:p>
          </table:table-cell>
          <table:table-cell office:value-type="float" office:value="0.029612" calcext:value-type="float">
            <text:p>0.029612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" calcext:value-type="float">
            <text:p>0</text:p>
          </table:table-cell>
          <table:table-cell office:value-type="float" office:value="3053" calcext:value-type="float">
            <text:p>3053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2:40</text:p>
          </table:table-cell>
          <table:table-cell office:value-type="float" office:value="0.02526" calcext:value-type="float">
            <text:p>0.02526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172" calcext:value-type="float">
            <text:p>3172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2:41</text:p>
          </table:table-cell>
          <table:table-cell office:value-type="float" office:value="0.029343" calcext:value-type="float">
            <text:p>0.029343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" calcext:value-type="float">
            <text:p>0</text:p>
          </table:table-cell>
          <table:table-cell office:value-type="float" office:value="2956" calcext:value-type="float">
            <text:p>2956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2:42</text:p>
          </table:table-cell>
          <table:table-cell office:value-type="float" office:value="0.018324" calcext:value-type="float">
            <text:p>0.01832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3258" calcext:value-type="float">
            <text:p>3258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2:43</text:p>
          </table:table-cell>
          <table:table-cell office:value-type="float" office:value="0.029061" calcext:value-type="float">
            <text:p>0.029061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211" calcext:value-type="float">
            <text:p>3211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2:44</text:p>
          </table:table-cell>
          <table:table-cell office:value-type="float" office:value="0.021769" calcext:value-type="float">
            <text:p>0.021769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" calcext:value-type="float">
            <text:p>0</text:p>
          </table:table-cell>
          <table:table-cell office:value-type="float" office:value="2934" calcext:value-type="float">
            <text:p>2934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2:45</text:p>
          </table:table-cell>
          <table:table-cell office:value-type="float" office:value="0.022206" calcext:value-type="float">
            <text:p>0.022206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323" calcext:value-type="float">
            <text:p>3323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2:46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" calcext:value-type="float">
            <text:p>0</text:p>
          </table:table-cell>
          <table:table-cell office:value-type="float" office:value="3041" calcext:value-type="float">
            <text:p>3041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2:47</text:p>
          </table:table-cell>
          <table:table-cell office:value-type="float" office:value="0.020462" calcext:value-type="float">
            <text:p>0.020462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189" calcext:value-type="float">
            <text:p>3189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2:48</text:p>
          </table:table-cell>
          <table:table-cell office:value-type="float" office:value="0.040074" calcext:value-type="float">
            <text:p>0.040074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3098" calcext:value-type="float">
            <text:p>3098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2:49</text:p>
          </table:table-cell>
          <table:table-cell office:value-type="float" office:value="0.043538" calcext:value-type="float">
            <text:p>0.043538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2911" calcext:value-type="float">
            <text:p>2911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2:50</text:p>
          </table:table-cell>
          <table:table-cell office:value-type="float" office:value="0.052034" calcext:value-type="float">
            <text:p>0.052034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2720" calcext:value-type="float">
            <text:p>2720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2:51</text:p>
          </table:table-cell>
          <table:table-cell office:value-type="float" office:value="0.053779" calcext:value-type="float">
            <text:p>0.053779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" calcext:value-type="float">
            <text:p>0</text:p>
          </table:table-cell>
          <table:table-cell office:value-type="float" office:value="3474" calcext:value-type="float">
            <text:p>3474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2:52</text:p>
          </table:table-cell>
          <table:table-cell office:value-type="float" office:value="0.035859" calcext:value-type="float">
            <text:p>0.035859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3519" calcext:value-type="float">
            <text:p>3519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2:53</text:p>
          </table:table-cell>
          <table:table-cell office:value-type="float" office:value="0.023286" calcext:value-type="float">
            <text:p>0.023286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2927" calcext:value-type="float">
            <text:p>2927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2:54</text:p>
          </table:table-cell>
          <table:table-cell office:value-type="float" office:value="0.032791" calcext:value-type="float">
            <text:p>0.032791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105" calcext:value-type="float">
            <text:p>3105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2:55</text:p>
          </table:table-cell>
          <table:table-cell office:value-type="float" office:value="0.020869" calcext:value-type="float">
            <text:p>0.020869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338" calcext:value-type="float">
            <text:p>3338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2:56</text:p>
          </table:table-cell>
          <table:table-cell office:value-type="float" office:value="0.025555" calcext:value-type="float">
            <text:p>0.025555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2906" calcext:value-type="float">
            <text:p>2906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2:57</text:p>
          </table:table-cell>
          <table:table-cell office:value-type="float" office:value="0.018974" calcext:value-type="float">
            <text:p>0.018974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397" calcext:value-type="float">
            <text:p>3397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2:58</text:p>
          </table:table-cell>
          <table:table-cell office:value-type="float" office:value="0.02769" calcext:value-type="float">
            <text:p>0.02769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3306" calcext:value-type="float">
            <text:p>3306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2:59</text:p>
          </table:table-cell>
          <table:table-cell office:value-type="float" office:value="0.011188" calcext:value-type="float">
            <text:p>0.011188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3123" calcext:value-type="float">
            <text:p>3123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00</text:p>
          </table:table-cell>
          <table:table-cell office:value-type="float" office:value="0.024823" calcext:value-type="float">
            <text:p>0.024823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" calcext:value-type="float">
            <text:p>0</text:p>
          </table:table-cell>
          <table:table-cell office:value-type="float" office:value="2971" calcext:value-type="float">
            <text:p>2971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01</text:p>
          </table:table-cell>
          <table:table-cell office:value-type="float" office:value="1.269998" calcext:value-type="float">
            <text:p>1.269998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079" calcext:value-type="float">
            <text:p>3079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02</text:p>
          </table:table-cell>
          <table:table-cell office:value-type="float" office:value="5.900028" calcext:value-type="float">
            <text:p>5.900028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2812" calcext:value-type="float">
            <text:p>2812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03</text:p>
          </table:table-cell>
          <table:table-cell office:value-type="float" office:value="5.895576" calcext:value-type="float">
            <text:p>5.895576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" calcext:value-type="float">
            <text:p>0</text:p>
          </table:table-cell>
          <table:table-cell office:value-type="float" office:value="2875" calcext:value-type="float">
            <text:p>2875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04</text:p>
          </table:table-cell>
          <table:table-cell office:value-type="float" office:value="6.701312" calcext:value-type="float">
            <text:p>6.701312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2459" calcext:value-type="float">
            <text:p>2459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05</text:p>
          </table:table-cell>
          <table:table-cell office:value-type="float" office:value="6.155917" calcext:value-type="float">
            <text:p>6.155917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2819" calcext:value-type="float">
            <text:p>2819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06</text:p>
          </table:table-cell>
          <table:table-cell office:value-type="float" office:value="6.632397" calcext:value-type="float">
            <text:p>6.632397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" calcext:value-type="float">
            <text:p>0</text:p>
          </table:table-cell>
          <table:table-cell office:value-type="float" office:value="2379" calcext:value-type="float">
            <text:p>2379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07</text:p>
          </table:table-cell>
          <table:table-cell office:value-type="float" office:value="6.168001" calcext:value-type="float">
            <text:p>6.168001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2792" calcext:value-type="float">
            <text:p>2792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08</text:p>
          </table:table-cell>
          <table:table-cell office:value-type="float" office:value="5.540935" calcext:value-type="float">
            <text:p>5.540935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2489" calcext:value-type="float">
            <text:p>2489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09</text:p>
          </table:table-cell>
          <table:table-cell office:value-type="float" office:value="6.713195" calcext:value-type="float">
            <text:p>6.713195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" calcext:value-type="float">
            <text:p>0</text:p>
          </table:table-cell>
          <table:table-cell office:value-type="float" office:value="2634" calcext:value-type="float">
            <text:p>2634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10</text:p>
          </table:table-cell>
          <table:table-cell office:value-type="float" office:value="6.170564" calcext:value-type="float">
            <text:p>6.170564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2471" calcext:value-type="float">
            <text:p>247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11</text:p>
          </table:table-cell>
          <table:table-cell office:value-type="float" office:value="6.41234" calcext:value-type="float">
            <text:p>6.41234</text:p>
          </table:table-cell>
          <table:table-cell office:value-type="float" office:value="0.00009" calcext:value-type="float">
            <text:p>9E-05</text:p>
          </table:table-cell>
          <table:table-cell office:value-type="float" office:value="0" calcext:value-type="float">
            <text:p>0</text:p>
          </table:table-cell>
          <table:table-cell office:value-type="float" office:value="2412" calcext:value-type="float">
            <text:p>241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12</text:p>
          </table:table-cell>
          <table:table-cell office:value-type="float" office:value="6.675886" calcext:value-type="float">
            <text:p>6.675886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" calcext:value-type="float">
            <text:p>0</text:p>
          </table:table-cell>
          <table:table-cell office:value-type="float" office:value="2698" calcext:value-type="float">
            <text:p>269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13</text:p>
          </table:table-cell>
          <table:table-cell office:value-type="float" office:value="6.163505" calcext:value-type="float">
            <text:p>6.163505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2722" calcext:value-type="float">
            <text:p>272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14</text:p>
          </table:table-cell>
          <table:table-cell office:value-type="float" office:value="5.711153" calcext:value-type="float">
            <text:p>5.711153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" calcext:value-type="float">
            <text:p>0</text:p>
          </table:table-cell>
          <table:table-cell office:value-type="float" office:value="2847" calcext:value-type="float">
            <text:p>284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15</text:p>
          </table:table-cell>
          <table:table-cell office:value-type="float" office:value="6.940199" calcext:value-type="float">
            <text:p>6.940199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2945" calcext:value-type="float">
            <text:p>294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16</text:p>
          </table:table-cell>
          <table:table-cell office:value-type="float" office:value="4.032703" calcext:value-type="float">
            <text:p>4.032703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" calcext:value-type="float">
            <text:p>0</text:p>
          </table:table-cell>
          <table:table-cell office:value-type="float" office:value="3148" calcext:value-type="float">
            <text:p>314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17</text:p>
          </table:table-cell>
          <table:table-cell office:value-type="float" office:value="6.265046" calcext:value-type="float">
            <text:p>6.265046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130" calcext:value-type="float">
            <text:p>313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18</text:p>
          </table:table-cell>
          <table:table-cell office:value-type="float" office:value="5.724505" calcext:value-type="float">
            <text:p>5.724505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" calcext:value-type="float">
            <text:p>0</text:p>
          </table:table-cell>
          <table:table-cell office:value-type="float" office:value="2622" calcext:value-type="float">
            <text:p>262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19</text:p>
          </table:table-cell>
          <table:table-cell office:value-type="float" office:value="8.88053" calcext:value-type="float">
            <text:p>8.88053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2648" calcext:value-type="float">
            <text:p>264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20</text:p>
          </table:table-cell>
          <table:table-cell office:value-type="float" office:value="5.893047" calcext:value-type="float">
            <text:p>5.893047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" calcext:value-type="float">
            <text:p>0</text:p>
          </table:table-cell>
          <table:table-cell office:value-type="float" office:value="3013" calcext:value-type="float">
            <text:p>301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21</text:p>
          </table:table-cell>
          <table:table-cell office:value-type="float" office:value="5.570069" calcext:value-type="float">
            <text:p>5.570069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" calcext:value-type="float">
            <text:p>0</text:p>
          </table:table-cell>
          <table:table-cell office:value-type="float" office:value="3162" calcext:value-type="float">
            <text:p>316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22</text:p>
          </table:table-cell>
          <table:table-cell office:value-type="float" office:value="6.277261" calcext:value-type="float">
            <text:p>6.277261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2221" calcext:value-type="float">
            <text:p>222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23</text:p>
          </table:table-cell>
          <table:table-cell office:value-type="float" office:value="7.152768" calcext:value-type="float">
            <text:p>7.152768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1849" calcext:value-type="float">
            <text:p>18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24</text:p>
          </table:table-cell>
          <table:table-cell office:value-type="float" office:value="6.676621" calcext:value-type="float">
            <text:p>6.676621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1736" calcext:value-type="float">
            <text:p>17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25</text:p>
          </table:table-cell>
          <table:table-cell office:value-type="float" office:value="3.856723" calcext:value-type="float">
            <text:p>3.856723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228" calcext:value-type="float">
            <text:p>32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26</text:p>
          </table:table-cell>
          <table:table-cell office:value-type="float" office:value="2.096568" calcext:value-type="float">
            <text:p>2.096568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3530" calcext:value-type="float">
            <text:p>35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27</text:p>
          </table:table-cell>
          <table:table-cell office:value-type="float" office:value="15.227867" calcext:value-type="float">
            <text:p>15.227867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" calcext:value-type="float">
            <text:p>0</text:p>
          </table:table-cell>
          <table:table-cell office:value-type="float" office:value="3965" calcext:value-type="float">
            <text:p>396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28</text:p>
          </table:table-cell>
          <table:table-cell office:value-type="float" office:value="6.274785" calcext:value-type="float">
            <text:p>6.274785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1639" calcext:value-type="float">
            <text:p>16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29</text:p>
          </table:table-cell>
          <table:table-cell office:value-type="float" office:value="0.012087" calcext:value-type="float">
            <text:p>0.012087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30</text:p>
          </table:table-cell>
          <table:table-cell office:value-type="float" office:value="17.868966" calcext:value-type="float">
            <text:p>17.868966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" calcext:value-type="float">
            <text:p>0</text:p>
          </table:table-cell>
          <table:table-cell office:value-type="float" office:value="2869" calcext:value-type="float">
            <text:p>28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31</text:p>
          </table:table-cell>
          <table:table-cell office:value-type="float" office:value="0.01379" calcext:value-type="float">
            <text:p>0.01379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" calcext:value-type="float">
            <text:p>0</text:p>
          </table:table-cell>
          <table:table-cell office:value-type="float" office:value="2182" calcext:value-type="float">
            <text:p>21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32</text:p>
          </table:table-cell>
          <table:table-cell office:value-type="float" office:value="11.121842" calcext:value-type="float">
            <text:p>11.121842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2508" calcext:value-type="float">
            <text:p>25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33</text:p>
          </table:table-cell>
          <table:table-cell office:value-type="float" office:value="7.155798" calcext:value-type="float">
            <text:p>7.155798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" calcext:value-type="float">
            <text:p>0</text:p>
          </table:table-cell>
          <table:table-cell office:value-type="float" office:value="2093" calcext:value-type="float">
            <text:p>20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34</text:p>
          </table:table-cell>
          <table:table-cell office:value-type="float" office:value="0.014747" calcext:value-type="float">
            <text:p>0.014747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" calcext:value-type="float">
            <text:p>0</text:p>
          </table:table-cell>
          <table:table-cell office:value-type="float" office:value="2029" calcext:value-type="float">
            <text:p>20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35</text:p>
          </table:table-cell>
          <table:table-cell office:value-type="float" office:value="8.345972" calcext:value-type="float">
            <text:p>8.345972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1727" calcext:value-type="float">
            <text:p>17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36</text:p>
          </table:table-cell>
          <table:table-cell office:value-type="float" office:value="20.0092" calcext:value-type="float">
            <text:p>20.0092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1325" calcext:value-type="float">
            <text:p>13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37</text:p>
          </table:table-cell>
          <table:table-cell office:value-type="float" office:value="0.016348" calcext:value-type="float">
            <text:p>0.016348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" calcext:value-type="float">
            <text:p>0</text:p>
          </table:table-cell>
          <table:table-cell office:value-type="float" office:value="9708" calcext:value-type="float">
            <text:p>97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38</text:p>
          </table:table-cell>
          <table:table-cell office:value-type="float" office:value="0.017964" calcext:value-type="float">
            <text:p>0.017964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" calcext:value-type="float">
            <text:p>0</text:p>
          </table:table-cell>
          <table:table-cell office:value-type="float" office:value="2856" calcext:value-type="float">
            <text:p>28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39</text:p>
          </table:table-cell>
          <table:table-cell office:value-type="float" office:value="0.014895" calcext:value-type="float">
            <text:p>0.014895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0" calcext:value-type="float">
            <text:p>0</text:p>
          </table:table-cell>
          <table:table-cell office:value-type="float" office:value="2697" calcext:value-type="float">
            <text:p>26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40</text:p>
          </table:table-cell>
          <table:table-cell office:value-type="float" office:value="0.012018" calcext:value-type="float">
            <text:p>0.012018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" calcext:value-type="float">
            <text:p>0</text:p>
          </table:table-cell>
          <table:table-cell office:value-type="float" office:value="1385" calcext:value-type="float">
            <text:p>13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41</text:p>
          </table:table-cell>
          <table:table-cell office:value-type="float" office:value="33.340858" calcext:value-type="float">
            <text:p>33.340858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" calcext:value-type="float">
            <text:p>0</text:p>
          </table:table-cell>
          <table:table-cell office:value-type="float" office:value="1671" calcext:value-type="float">
            <text:p>16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42</text:p>
          </table:table-cell>
          <table:table-cell office:value-type="float" office:value="0.020017" calcext:value-type="float">
            <text:p>0.020017</text:p>
          </table:table-cell>
          <table:table-cell office:value-type="float" office:value="0.000392" calcext:value-type="float">
            <text:p>0.000392</text:p>
          </table:table-cell>
          <table:table-cell office:value-type="float" office:value="0" calcext:value-type="float">
            <text:p>0</text:p>
          </table:table-cell>
          <table:table-cell office:value-type="float" office:value="4054" calcext:value-type="float">
            <text:p>4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43</text:p>
          </table:table-cell>
          <table:table-cell office:value-type="float" office:value="0.02698" calcext:value-type="float">
            <text:p>0.02698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1785" calcext:value-type="float">
            <text:p>17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44</text:p>
          </table:table-cell>
          <table:table-cell office:value-type="float" office:value="0.02849" calcext:value-type="float">
            <text:p>0.02849</text:p>
          </table:table-cell>
          <table:table-cell office:value-type="float" office:value="0.000314" calcext:value-type="float">
            <text:p>0.000314</text:p>
          </table:table-cell>
          <table:table-cell office:value-type="float" office:value="0" calcext:value-type="float">
            <text:p>0</text:p>
          </table:table-cell>
          <table:table-cell office:value-type="float" office:value="4199" calcext:value-type="float">
            <text:p>4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45</text:p>
          </table:table-cell>
          <table:table-cell office:value-type="float" office:value="50.020387" calcext:value-type="float">
            <text:p>50.020387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" calcext:value-type="float">
            <text:p>0</text:p>
          </table:table-cell>
          <table:table-cell office:value-type="float" office:value="2507" calcext:value-type="float">
            <text:p>25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4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4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4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4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51</text:p>
          </table:table-cell>
          <table:table-cell office:value-type="float" office:value="4.556235" calcext:value-type="float">
            <text:p>4.556235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1928" calcext:value-type="float">
            <text:p>19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52</text:p>
          </table:table-cell>
          <table:table-cell office:value-type="float" office:value="6.859878" calcext:value-type="float">
            <text:p>6.859878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0" calcext:value-type="float">
            <text:p>0</text:p>
          </table:table-cell>
          <table:table-cell office:value-type="float" office:value="4157" calcext:value-type="float">
            <text:p>415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53</text:p>
          </table:table-cell>
          <table:table-cell office:value-type="float" office:value="7.767615" calcext:value-type="float">
            <text:p>7.767615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2730" calcext:value-type="float">
            <text:p>273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54</text:p>
          </table:table-cell>
          <table:table-cell office:value-type="float" office:value="5.943627" calcext:value-type="float">
            <text:p>5.943627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" calcext:value-type="float">
            <text:p>0</text:p>
          </table:table-cell>
          <table:table-cell office:value-type="float" office:value="2671" calcext:value-type="float">
            <text:p>267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55</text:p>
          </table:table-cell>
          <table:table-cell office:value-type="float" office:value="5.637643" calcext:value-type="float">
            <text:p>5.637643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" calcext:value-type="float">
            <text:p>0</text:p>
          </table:table-cell>
          <table:table-cell office:value-type="float" office:value="2950" calcext:value-type="float">
            <text:p>295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56</text:p>
          </table:table-cell>
          <table:table-cell office:value-type="float" office:value="6.355267" calcext:value-type="float">
            <text:p>6.355267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0" calcext:value-type="float">
            <text:p>0</text:p>
          </table:table-cell>
          <table:table-cell office:value-type="float" office:value="3020" calcext:value-type="float">
            <text:p>302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57</text:p>
          </table:table-cell>
          <table:table-cell office:value-type="float" office:value="5.839704" calcext:value-type="float">
            <text:p>5.839704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" calcext:value-type="float">
            <text:p>0</text:p>
          </table:table-cell>
          <table:table-cell office:value-type="float" office:value="2675" calcext:value-type="float">
            <text:p>267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58</text:p>
          </table:table-cell>
          <table:table-cell office:value-type="float" office:value="7.502298" calcext:value-type="float">
            <text:p>7.502298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2626" calcext:value-type="float">
            <text:p>262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3:59</text:p>
          </table:table-cell>
          <table:table-cell office:value-type="float" office:value="5.911526" calcext:value-type="float">
            <text:p>5.911526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2819" calcext:value-type="float">
            <text:p>281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00</text:p>
          </table:table-cell>
          <table:table-cell office:value-type="float" office:value="5.751489" calcext:value-type="float">
            <text:p>5.751489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2814" calcext:value-type="float">
            <text:p>2814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01</text:p>
          </table:table-cell>
          <table:table-cell office:value-type="float" office:value="5.895427" calcext:value-type="float">
            <text:p>5.895427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2575" calcext:value-type="float">
            <text:p>257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02</text:p>
          </table:table-cell>
          <table:table-cell office:value-type="float" office:value="1.512941" calcext:value-type="float">
            <text:p>1.512941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2949" calcext:value-type="float">
            <text:p>294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03</text:p>
          </table:table-cell>
          <table:table-cell office:value-type="float" office:value="0.486187" calcext:value-type="float">
            <text:p>0.486187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3141" calcext:value-type="float">
            <text:p>314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04</text:p>
          </table:table-cell>
          <table:table-cell office:value-type="float" office:value="0.012987" calcext:value-type="float">
            <text:p>0.012987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" calcext:value-type="float">
            <text:p>0</text:p>
          </table:table-cell>
          <table:table-cell office:value-type="float" office:value="3415" calcext:value-type="float">
            <text:p>3415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05</text:p>
          </table:table-cell>
          <table:table-cell office:value-type="float" office:value="0.439685" calcext:value-type="float">
            <text:p>0.439685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535" calcext:value-type="float">
            <text:p>3535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06</text:p>
          </table:table-cell>
          <table:table-cell office:value-type="float" office:value="0.021455" calcext:value-type="float">
            <text:p>0.021455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091" calcext:value-type="float">
            <text:p>309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07</text:p>
          </table:table-cell>
          <table:table-cell office:value-type="float" office:value="0.010315" calcext:value-type="float">
            <text:p>0.010315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" calcext:value-type="float">
            <text:p>0</text:p>
          </table:table-cell>
          <table:table-cell office:value-type="float" office:value="3116" calcext:value-type="float">
            <text:p>311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08</text:p>
          </table:table-cell>
          <table:table-cell office:value-type="float" office:value="0.207121" calcext:value-type="float">
            <text:p>0.207121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" calcext:value-type="float">
            <text:p>0</text:p>
          </table:table-cell>
          <table:table-cell office:value-type="float" office:value="3104" calcext:value-type="float">
            <text:p>3104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09</text:p>
          </table:table-cell>
          <table:table-cell office:value-type="float" office:value="0.024857" calcext:value-type="float">
            <text:p>0.024857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263" calcext:value-type="float">
            <text:p>3263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10</text:p>
          </table:table-cell>
          <table:table-cell office:value-type="float" office:value="0.015712" calcext:value-type="float">
            <text:p>0.015712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2818" calcext:value-type="float">
            <text:p>2818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11</text:p>
          </table:table-cell>
          <table:table-cell office:value-type="float" office:value="0.020558" calcext:value-type="float">
            <text:p>0.020558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2843" calcext:value-type="float">
            <text:p>2843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12</text:p>
          </table:table-cell>
          <table:table-cell office:value-type="float" office:value="0.019815" calcext:value-type="float">
            <text:p>0.019815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3175" calcext:value-type="float">
            <text:p>3175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13</text:p>
          </table:table-cell>
          <table:table-cell office:value-type="float" office:value="0.025758" calcext:value-type="float">
            <text:p>0.025758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059" calcext:value-type="float">
            <text:p>3059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14</text:p>
          </table:table-cell>
          <table:table-cell office:value-type="float" office:value="0.181478" calcext:value-type="float">
            <text:p>0.181478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3288" calcext:value-type="float">
            <text:p>3288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15</text:p>
          </table:table-cell>
          <table:table-cell office:value-type="float" office:value="0.011601" calcext:value-type="float">
            <text:p>0.011601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3112" calcext:value-type="float">
            <text:p>311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16</text:p>
          </table:table-cell>
          <table:table-cell office:value-type="float" office:value="0.025728" calcext:value-type="float">
            <text:p>0.025728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2966" calcext:value-type="float">
            <text:p>29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17</text:p>
          </table:table-cell>
          <table:table-cell office:value-type="float" office:value="0.185137" calcext:value-type="float">
            <text:p>0.185137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139" calcext:value-type="float">
            <text:p>3139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18</text:p>
          </table:table-cell>
          <table:table-cell office:value-type="float" office:value="0.010214" calcext:value-type="float">
            <text:p>0.010214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073" calcext:value-type="float">
            <text:p>307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19</text:p>
          </table:table-cell>
          <table:table-cell office:value-type="float" office:value="0.010186" calcext:value-type="float">
            <text:p>0.010186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" calcext:value-type="float">
            <text:p>0</text:p>
          </table:table-cell>
          <table:table-cell office:value-type="float" office:value="3002" calcext:value-type="float">
            <text:p>3002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20</text:p>
          </table:table-cell>
          <table:table-cell office:value-type="float" office:value="0.189599" calcext:value-type="float">
            <text:p>0.189599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3205" calcext:value-type="float">
            <text:p>3205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21</text:p>
          </table:table-cell>
          <table:table-cell office:value-type="float" office:value="0.011129" calcext:value-type="float">
            <text:p>0.011129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136" calcext:value-type="float">
            <text:p>3136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22</text:p>
          </table:table-cell>
          <table:table-cell office:value-type="float" office:value="0.174711" calcext:value-type="float">
            <text:p>0.174711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466" calcext:value-type="float">
            <text:p>3466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23</text:p>
          </table:table-cell>
          <table:table-cell office:value-type="float" office:value="0.020253" calcext:value-type="float">
            <text:p>0.020253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3444" calcext:value-type="float">
            <text:p>344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24</text:p>
          </table:table-cell>
          <table:table-cell office:value-type="float" office:value="0.336758" calcext:value-type="float">
            <text:p>0.336758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3085" calcext:value-type="float">
            <text:p>3085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25</text:p>
          </table:table-cell>
          <table:table-cell office:value-type="float" office:value="0.503426" calcext:value-type="float">
            <text:p>0.503426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" calcext:value-type="float">
            <text:p>0</text:p>
          </table:table-cell>
          <table:table-cell office:value-type="float" office:value="2931" calcext:value-type="float">
            <text:p>2931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26</text:p>
          </table:table-cell>
          <table:table-cell office:value-type="float" office:value="0.183457" calcext:value-type="float">
            <text:p>0.183457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2838" calcext:value-type="float">
            <text:p>2838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27</text:p>
          </table:table-cell>
          <table:table-cell office:value-type="float" office:value="0.183366" calcext:value-type="float">
            <text:p>0.183366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3444" calcext:value-type="float">
            <text:p>344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28</text:p>
          </table:table-cell>
          <table:table-cell office:value-type="float" office:value="0.173403" calcext:value-type="float">
            <text:p>0.173403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3025" calcext:value-type="float">
            <text:p>3025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29</text:p>
          </table:table-cell>
          <table:table-cell office:value-type="float" office:value="0.351398" calcext:value-type="float">
            <text:p>0.351398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3286" calcext:value-type="float">
            <text:p>328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30</text:p>
          </table:table-cell>
          <table:table-cell office:value-type="float" office:value="0.026887" calcext:value-type="float">
            <text:p>0.026887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3236" calcext:value-type="float">
            <text:p>323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31</text:p>
          </table:table-cell>
          <table:table-cell office:value-type="float" office:value="0.504264" calcext:value-type="float">
            <text:p>0.504264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2861" calcext:value-type="float">
            <text:p>2861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32</text:p>
          </table:table-cell>
          <table:table-cell office:value-type="float" office:value="0.185257" calcext:value-type="float">
            <text:p>0.185257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018" calcext:value-type="float">
            <text:p>301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33</text:p>
          </table:table-cell>
          <table:table-cell office:value-type="float" office:value="0.18687" calcext:value-type="float">
            <text:p>0.18687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2654" calcext:value-type="float">
            <text:p>265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34</text:p>
          </table:table-cell>
          <table:table-cell office:value-type="float" office:value="0.360938" calcext:value-type="float">
            <text:p>0.360938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3192" calcext:value-type="float">
            <text:p>319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35</text:p>
          </table:table-cell>
          <table:table-cell office:value-type="float" office:value="0.359566" calcext:value-type="float">
            <text:p>0.359566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3019" calcext:value-type="float">
            <text:p>3019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36</text:p>
          </table:table-cell>
          <table:table-cell office:value-type="float" office:value="0.687309" calcext:value-type="float">
            <text:p>0.687309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128" calcext:value-type="float">
            <text:p>3128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37</text:p>
          </table:table-cell>
          <table:table-cell office:value-type="float" office:value="0.191139" calcext:value-type="float">
            <text:p>0.191139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" calcext:value-type="float">
            <text:p>0</text:p>
          </table:table-cell>
          <table:table-cell office:value-type="float" office:value="3387" calcext:value-type="float">
            <text:p>3387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38</text:p>
          </table:table-cell>
          <table:table-cell office:value-type="float" office:value="0.710312" calcext:value-type="float">
            <text:p>0.710312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2851" calcext:value-type="float">
            <text:p>285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39</text:p>
          </table:table-cell>
          <table:table-cell office:value-type="float" office:value="0.189994" calcext:value-type="float">
            <text:p>0.189994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917" calcext:value-type="float">
            <text:p>2917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40</text:p>
          </table:table-cell>
          <table:table-cell office:value-type="float" office:value="0.535588" calcext:value-type="float">
            <text:p>0.535588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3029" calcext:value-type="float">
            <text:p>3029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41</text:p>
          </table:table-cell>
          <table:table-cell office:value-type="float" office:value="0.890803" calcext:value-type="float">
            <text:p>0.890803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" calcext:value-type="float">
            <text:p>0</text:p>
          </table:table-cell>
          <table:table-cell office:value-type="float" office:value="2726" calcext:value-type="float">
            <text:p>272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42</text:p>
          </table:table-cell>
          <table:table-cell office:value-type="float" office:value="0.195743" calcext:value-type="float">
            <text:p>0.195743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3183" calcext:value-type="float">
            <text:p>3183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43</text:p>
          </table:table-cell>
          <table:table-cell office:value-type="float" office:value="0.503232" calcext:value-type="float">
            <text:p>0.503232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419" calcext:value-type="float">
            <text:p>3419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44</text:p>
          </table:table-cell>
          <table:table-cell office:value-type="float" office:value="0.333228" calcext:value-type="float">
            <text:p>0.333228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" calcext:value-type="float">
            <text:p>0</text:p>
          </table:table-cell>
          <table:table-cell office:value-type="float" office:value="3091" calcext:value-type="float">
            <text:p>3091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45</text:p>
          </table:table-cell>
          <table:table-cell office:value-type="float" office:value="0.464532" calcext:value-type="float">
            <text:p>0.464532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" calcext:value-type="float">
            <text:p>0</text:p>
          </table:table-cell>
          <table:table-cell office:value-type="float" office:value="3028" calcext:value-type="float">
            <text:p>3028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46</text:p>
          </table:table-cell>
          <table:table-cell office:value-type="float" office:value="0.705237" calcext:value-type="float">
            <text:p>0.705237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3050" calcext:value-type="float">
            <text:p>3050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47</text:p>
          </table:table-cell>
          <table:table-cell office:value-type="float" office:value="0.277971" calcext:value-type="float">
            <text:p>0.277971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226" calcext:value-type="float">
            <text:p>322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48</text:p>
          </table:table-cell>
          <table:table-cell office:value-type="float" office:value="0.2601" calcext:value-type="float">
            <text:p>0.260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303" calcext:value-type="float">
            <text:p>3303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49</text:p>
          </table:table-cell>
          <table:table-cell office:value-type="float" office:value="0.359139" calcext:value-type="float">
            <text:p>0.359139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2807" calcext:value-type="float">
            <text:p>2807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50</text:p>
          </table:table-cell>
          <table:table-cell office:value-type="float" office:value="0.032224" calcext:value-type="float">
            <text:p>0.032224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3179" calcext:value-type="float">
            <text:p>3179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51</text:p>
          </table:table-cell>
          <table:table-cell office:value-type="float" office:value="0.115034" calcext:value-type="float">
            <text:p>0.115034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" calcext:value-type="float">
            <text:p>0</text:p>
          </table:table-cell>
          <table:table-cell office:value-type="float" office:value="3301" calcext:value-type="float">
            <text:p>3301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52</text:p>
          </table:table-cell>
          <table:table-cell office:value-type="float" office:value="0.654517" calcext:value-type="float">
            <text:p>0.654517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3289" calcext:value-type="float">
            <text:p>3289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53</text:p>
          </table:table-cell>
          <table:table-cell office:value-type="float" office:value="0.027401" calcext:value-type="float">
            <text:p>0.027401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3034" calcext:value-type="float">
            <text:p>3034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54</text:p>
          </table:table-cell>
          <table:table-cell office:value-type="float" office:value="0.034432" calcext:value-type="float">
            <text:p>0.034432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" calcext:value-type="float">
            <text:p>0</text:p>
          </table:table-cell>
          <table:table-cell office:value-type="float" office:value="3127" calcext:value-type="float">
            <text:p>3127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55</text:p>
          </table:table-cell>
          <table:table-cell office:value-type="float" office:value="0.142736" calcext:value-type="float">
            <text:p>0.142736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3313" calcext:value-type="float">
            <text:p>3313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56</text:p>
          </table:table-cell>
          <table:table-cell office:value-type="float" office:value="0.026793" calcext:value-type="float">
            <text:p>0.026793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013" calcext:value-type="float">
            <text:p>3013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57</text:p>
          </table:table-cell>
          <table:table-cell office:value-type="float" office:value="0.019579" calcext:value-type="float">
            <text:p>0.019579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249" calcext:value-type="float">
            <text:p>3249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58</text:p>
          </table:table-cell>
          <table:table-cell office:value-type="float" office:value="0.117668" calcext:value-type="float">
            <text:p>0.11766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" calcext:value-type="float">
            <text:p>0</text:p>
          </table:table-cell>
          <table:table-cell office:value-type="float" office:value="2903" calcext:value-type="float">
            <text:p>2903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4:59</text:p>
          </table:table-cell>
          <table:table-cell office:value-type="float" office:value="0.023113" calcext:value-type="float">
            <text:p>0.0231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5:00</text:p>
          </table:table-cell>
          <table:table-cell office:value-type="float" office:value="0.024086" calcext:value-type="float">
            <text:p>0.024086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" calcext:value-type="float">
            <text:p>0</text:p>
          </table:table-cell>
          <table:table-cell office:value-type="float" office:value="3386" calcext:value-type="float">
            <text:p>3386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5:01</text:p>
          </table:table-cell>
          <table:table-cell office:value-type="float" office:value="0.037565" calcext:value-type="float">
            <text:p>0.037565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" calcext:value-type="float">
            <text:p>0</text:p>
          </table:table-cell>
          <table:table-cell office:value-type="float" office:value="2935" calcext:value-type="float">
            <text:p>2935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5:02</text:p>
          </table:table-cell>
          <table:table-cell office:value-type="float" office:value="0.115921" calcext:value-type="float">
            <text:p>0.115921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2951" calcext:value-type="float">
            <text:p>2951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5:03</text:p>
          </table:table-cell>
          <table:table-cell office:value-type="float" office:value="0.023576" calcext:value-type="float">
            <text:p>0.023576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3306" calcext:value-type="float">
            <text:p>3306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5:04</text:p>
          </table:table-cell>
          <table:table-cell office:value-type="float" office:value="0.132096" calcext:value-type="float">
            <text:p>0.132096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2955" calcext:value-type="float">
            <text:p>2955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5:05</text:p>
          </table:table-cell>
          <table:table-cell office:value-type="float" office:value="0.154221" calcext:value-type="float">
            <text:p>0.154221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074" calcext:value-type="float">
            <text:p>3074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5:06</text:p>
          </table:table-cell>
          <table:table-cell office:value-type="float" office:value="0.024003" calcext:value-type="float">
            <text:p>0.024003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2816" calcext:value-type="float">
            <text:p>2816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5:07</text:p>
          </table:table-cell>
          <table:table-cell office:value-type="float" office:value="0.027657" calcext:value-type="float">
            <text:p>0.027657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3077" calcext:value-type="float">
            <text:p>3077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5:08</text:p>
          </table:table-cell>
          <table:table-cell office:value-type="float" office:value="0.125801" calcext:value-type="float">
            <text:p>0.125801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" calcext:value-type="float">
            <text:p>0</text:p>
          </table:table-cell>
          <table:table-cell office:value-type="float" office:value="2945" calcext:value-type="float">
            <text:p>2945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5:09</text:p>
          </table:table-cell>
          <table:table-cell office:value-type="float" office:value="0.017207" calcext:value-type="float">
            <text:p>0.017207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3263" calcext:value-type="float">
            <text:p>3263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5:10</text:p>
          </table:table-cell>
          <table:table-cell office:value-type="float" office:value="0.022649" calcext:value-type="float">
            <text:p>0.022649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402" calcext:value-type="float">
            <text:p>3402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5:11</text:p>
          </table:table-cell>
          <table:table-cell office:value-type="float" office:value="0.650641" calcext:value-type="float">
            <text:p>0.650641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213" calcext:value-type="float">
            <text:p>3213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5:12</text:p>
          </table:table-cell>
          <table:table-cell office:value-type="float" office:value="1.109104" calcext:value-type="float">
            <text:p>1.109104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3273" calcext:value-type="float">
            <text:p>3273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5:13</text:p>
          </table:table-cell>
          <table:table-cell office:value-type="float" office:value="0.912441" calcext:value-type="float">
            <text:p>0.912441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3141" calcext:value-type="float">
            <text:p>3141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5:14</text:p>
          </table:table-cell>
          <table:table-cell office:value-type="float" office:value="0.467102" calcext:value-type="float">
            <text:p>0.467102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913" calcext:value-type="float">
            <text:p>2913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5:15</text:p>
          </table:table-cell>
          <table:table-cell office:value-type="float" office:value="0.131583" calcext:value-type="float">
            <text:p>0.131583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3044" calcext:value-type="float">
            <text:p>3044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5:16</text:p>
          </table:table-cell>
          <table:table-cell office:value-type="float" office:value="0.14642" calcext:value-type="float">
            <text:p>0.14642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3024" calcext:value-type="float">
            <text:p>3024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5:17</text:p>
          </table:table-cell>
          <table:table-cell office:value-type="float" office:value="0.023964" calcext:value-type="float">
            <text:p>0.023964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" calcext:value-type="float">
            <text:p>0</text:p>
          </table:table-cell>
          <table:table-cell office:value-type="float" office:value="2858" calcext:value-type="float">
            <text:p>2858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5:18</text:p>
          </table:table-cell>
          <table:table-cell office:value-type="float" office:value="0.027883" calcext:value-type="float">
            <text:p>0.027883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2890" calcext:value-type="float">
            <text:p>2890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5:19</text:p>
          </table:table-cell>
          <table:table-cell office:value-type="float" office:value="0.021133" calcext:value-type="float">
            <text:p>0.021133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3212" calcext:value-type="float">
            <text:p>3212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5:20</text:p>
          </table:table-cell>
          <table:table-cell office:value-type="float" office:value="0.025638" calcext:value-type="float">
            <text:p>0.025638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429" calcext:value-type="float">
            <text:p>3429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5:21</text:p>
          </table:table-cell>
          <table:table-cell office:value-type="float" office:value="0.163973" calcext:value-type="float">
            <text:p>0.163973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" calcext:value-type="float">
            <text:p>0</text:p>
          </table:table-cell>
          <table:table-cell office:value-type="float" office:value="2909" calcext:value-type="float">
            <text:p>2909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5:22</text:p>
          </table:table-cell>
          <table:table-cell office:value-type="float" office:value="0.23983" calcext:value-type="float">
            <text:p>0.23983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" calcext:value-type="float">
            <text:p>0</text:p>
          </table:table-cell>
          <table:table-cell office:value-type="float" office:value="3371" calcext:value-type="float">
            <text:p>3371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5:23</text:p>
          </table:table-cell>
          <table:table-cell office:value-type="float" office:value="1.241303" calcext:value-type="float">
            <text:p>1.241303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" calcext:value-type="float">
            <text:p>0</text:p>
          </table:table-cell>
          <table:table-cell office:value-type="float" office:value="3443" calcext:value-type="float">
            <text:p>3443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55:24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1T14:07:33.899215312</dc:date>
    <meta:editing-duration>PT36S</meta:editing-duration>
    <meta:editing-cycles>1</meta:editing-cycles>
    <meta:document-statistic meta:table-count="1" meta:cell-count="1246" meta:object-count="1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test273.C1:test273.D178" chart:data-source-has-labels="row" svg:x="0.32cm" svg:y="0.18cm" svg:width="13.361cm" svg:height="8.64cm">
          <chartooo:coordinate-region svg:x="0.941cm" svg:y="0.301cm" svg:width="12.726cm" svg:height="7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73.C2:test273.C178" chart:label-cell-address="test273.C1:test273.C1" chart:class="chart:bar">
            <chart:data-point chart:repeated="177"/>
          </chart:series>
          <chart:series chart:style-name="ch8" chart:values-cell-range-address="test273.D2:test273.D178" chart:label-cell-address="test273.D1:test273.D1" chart:class="chart:bar">
            <chart:data-point chart:repeated="17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73.C1:test273.C1</svg:desc>
                </draw:g>
              </table:table-cell>
              <table:table-cell office:value-type="string">
                <text:p>xfertime</text:p>
                <draw:g>
                  <svg:desc>test273.D1:test27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8513">
                <text:p>0.028513</text:p>
                <draw:g>
                  <svg:desc>test273.C2:test273.C178</svg:desc>
                </draw:g>
              </table:table-cell>
              <table:table-cell office:value-type="float" office:value="0.000122">
                <text:p>0.000122</text:p>
                <draw:g>
                  <svg:desc>test273.D2:test273.D1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848">
                <text:p>0.01848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918">
                <text:p>0.025918</text:p>
              </table:table-cell>
              <table:table-cell office:value-type="float" office:value="0.000185">
                <text:p>0.000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9639">
                <text:p>0.019639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0101">
                <text:p>0.020101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1096">
                <text:p>0.021096</text:p>
              </table:table-cell>
              <table:table-cell office:value-type="float" office:value="0.000205">
                <text:p>0.0002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7488">
                <text:p>0.017488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3125">
                <text:p>0.023125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9069">
                <text:p>0.019069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6306">
                <text:p>0.016306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6145">
                <text:p>0.016145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9612">
                <text:p>0.029612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526">
                <text:p>0.02526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9343">
                <text:p>0.029343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8324">
                <text:p>0.018324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9061">
                <text:p>0.029061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1769">
                <text:p>0.021769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2206">
                <text:p>0.022206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6705">
                <text:p>0.016705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0462">
                <text:p>0.020462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0074">
                <text:p>0.040074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3538">
                <text:p>0.043538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2034">
                <text:p>0.052034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3779">
                <text:p>0.053779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5859">
                <text:p>0.035859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3286">
                <text:p>0.023286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2791">
                <text:p>0.03279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0869">
                <text:p>0.020869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5555">
                <text:p>0.025555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8974">
                <text:p>0.018974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769">
                <text:p>0.02769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1188">
                <text:p>0.011188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4823">
                <text:p>0.024823</text:p>
              </table:table-cell>
              <table:table-cell office:value-type="float" office:value="0.000169">
                <text:p>0.0001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69998">
                <text:p>1.269998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900028">
                <text:p>5.900028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895576">
                <text:p>5.895576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701312">
                <text:p>6.701312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155917">
                <text:p>6.155917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632397">
                <text:p>6.632397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168001">
                <text:p>6.168001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540935">
                <text:p>5.540935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713195">
                <text:p>6.713195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170564">
                <text:p>6.170564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41234">
                <text:p>6.41234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675886">
                <text:p>6.675886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163505">
                <text:p>6.163505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711153">
                <text:p>5.711153</text:p>
              </table:table-cell>
              <table:table-cell office:value-type="float" office:value="0.000222">
                <text:p>0.0002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940199">
                <text:p>6.940199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032703">
                <text:p>4.032703</text:p>
              </table:table-cell>
              <table:table-cell office:value-type="float" office:value="0.000251">
                <text:p>0.0002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265046">
                <text:p>6.265046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724505">
                <text:p>5.724505</text:p>
              </table:table-cell>
              <table:table-cell office:value-type="float" office:value="0.000202">
                <text:p>0.0002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88053">
                <text:p>8.88053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893047">
                <text:p>5.893047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570069">
                <text:p>5.570069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277261">
                <text:p>6.277261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152768">
                <text:p>7.152768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676621">
                <text:p>6.676621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856723">
                <text:p>3.856723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096568">
                <text:p>2.096568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227867">
                <text:p>15.227867</text:p>
              </table:table-cell>
              <table:table-cell office:value-type="float" office:value="0.000091">
                <text:p>0.0000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274785">
                <text:p>6.274785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2087">
                <text:p>0.012087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.868966">
                <text:p>17.868966</text:p>
              </table:table-cell>
              <table:table-cell office:value-type="float" office:value="0.000088">
                <text:p>0.0000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379">
                <text:p>0.01379</text:p>
              </table:table-cell>
              <table:table-cell office:value-type="float" office:value="0.000164">
                <text:p>0.0001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.121842">
                <text:p>11.121842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155798">
                <text:p>7.155798</text:p>
              </table:table-cell>
              <table:table-cell office:value-type="float" office:value="0.000171">
                <text:p>0.0001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4747">
                <text:p>0.014747</text:p>
              </table:table-cell>
              <table:table-cell office:value-type="float" office:value="0.000183">
                <text:p>0.0001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345972">
                <text:p>8.345972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.0092">
                <text:p>20.0092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6348">
                <text:p>0.016348</text:p>
              </table:table-cell>
              <table:table-cell office:value-type="float" office:value="0.000221">
                <text:p>0.0002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7964">
                <text:p>0.017964</text:p>
              </table:table-cell>
              <table:table-cell office:value-type="float" office:value="0.000194">
                <text:p>0.0001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4895">
                <text:p>0.014895</text:p>
              </table:table-cell>
              <table:table-cell office:value-type="float" office:value="0.000244">
                <text:p>0.0002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2018">
                <text:p>0.012018</text:p>
              </table:table-cell>
              <table:table-cell office:value-type="float" office:value="0.000081">
                <text:p>0.0000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.340858">
                <text:p>33.340858</text:p>
              </table:table-cell>
              <table:table-cell office:value-type="float" office:value="0.000167">
                <text:p>0.0001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0017">
                <text:p>0.020017</text:p>
              </table:table-cell>
              <table:table-cell office:value-type="float" office:value="0.000392">
                <text:p>0.0003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698">
                <text:p>0.02698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849">
                <text:p>0.02849</text:p>
              </table:table-cell>
              <table:table-cell office:value-type="float" office:value="0.000314">
                <text:p>0.0003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.020387">
                <text:p>50.020387</text:p>
              </table:table-cell>
              <table:table-cell office:value-type="float" office:value="0.000276">
                <text:p>0.0002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556235">
                <text:p>4.556235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859878">
                <text:p>6.859878</text:p>
              </table:table-cell>
              <table:table-cell office:value-type="float" office:value="0.000238">
                <text:p>0.0002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767615">
                <text:p>7.767615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943627">
                <text:p>5.943627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637643">
                <text:p>5.637643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355267">
                <text:p>6.355267</text:p>
              </table:table-cell>
              <table:table-cell office:value-type="float" office:value="0.000189">
                <text:p>0.0001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839704">
                <text:p>5.839704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502298">
                <text:p>7.502298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911526">
                <text:p>5.911526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751489">
                <text:p>5.751489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895427">
                <text:p>5.895427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12941">
                <text:p>1.512941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86187">
                <text:p>0.486187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2987">
                <text:p>0.012987</text:p>
              </table:table-cell>
              <table:table-cell office:value-type="float" office:value="0.000175">
                <text:p>0.0001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39685">
                <text:p>0.439685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1455">
                <text:p>0.021455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0315">
                <text:p>0.010315</text:p>
              </table:table-cell>
              <table:table-cell office:value-type="float" office:value="0.000093">
                <text:p>0.0000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07121">
                <text:p>0.207121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24857">
                <text:p>0.024857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5712">
                <text:p>0.015712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0558">
                <text:p>0.020558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9815">
                <text:p>0.019815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5758">
                <text:p>0.025758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81478">
                <text:p>0.181478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1601">
                <text:p>0.011601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5728">
                <text:p>0.025728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85137">
                <text:p>0.185137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0214">
                <text:p>0.010214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0186">
                <text:p>0.010186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89599">
                <text:p>0.189599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1129">
                <text:p>0.011129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74711">
                <text:p>0.174711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0253">
                <text:p>0.020253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36758">
                <text:p>0.336758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03426">
                <text:p>0.503426</text:p>
              </table:table-cell>
              <table:table-cell office:value-type="float" office:value="0.000186">
                <text:p>0.0001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3457">
                <text:p>0.183457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83366">
                <text:p>0.183366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73403">
                <text:p>0.173403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51398">
                <text:p>0.351398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6887">
                <text:p>0.026887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04264">
                <text:p>0.504264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85257">
                <text:p>0.185257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8687">
                <text:p>0.18687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60938">
                <text:p>0.360938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59566">
                <text:p>0.359566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87309">
                <text:p>0.687309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91139">
                <text:p>0.191139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10312">
                <text:p>0.710312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89994">
                <text:p>0.189994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35588">
                <text:p>0.535588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90803">
                <text:p>0.890803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95743">
                <text:p>0.195743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03232">
                <text:p>0.503232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33228">
                <text:p>0.333228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64532">
                <text:p>0.464532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05237">
                <text:p>0.705237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77971">
                <text:p>0.277971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601">
                <text:p>0.2601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59139">
                <text:p>0.359139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32224">
                <text:p>0.032224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15034">
                <text:p>0.115034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54517">
                <text:p>0.654517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7401">
                <text:p>0.027401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34432">
                <text:p>0.034432</text:p>
              </table:table-cell>
              <table:table-cell office:value-type="float" office:value="0.000171">
                <text:p>0.0001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42736">
                <text:p>0.142736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6793">
                <text:p>0.026793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9579">
                <text:p>0.019579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17668">
                <text:p>0.117668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23113">
                <text:p>0.023113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4086">
                <text:p>0.024086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37565">
                <text:p>0.037565</text:p>
              </table:table-cell>
              <table:table-cell office:value-type="float" office:value="0.000167">
                <text:p>0.0001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15921">
                <text:p>0.115921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3576">
                <text:p>0.023576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32096">
                <text:p>0.132096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54221">
                <text:p>0.154221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24003">
                <text:p>0.024003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27657">
                <text:p>0.027657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25801">
                <text:p>0.125801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7207">
                <text:p>0.017207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2649">
                <text:p>0.022649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50641">
                <text:p>0.650641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109104">
                <text:p>1.109104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12441">
                <text:p>0.912441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67102">
                <text:p>0.467102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31583">
                <text:p>0.131583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4642">
                <text:p>0.14642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23964">
                <text:p>0.023964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7883">
                <text:p>0.027883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1133">
                <text:p>0.021133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5638">
                <text:p>0.025638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63973">
                <text:p>0.163973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3983">
                <text:p>0.23983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241303">
                <text:p>1.241303</text:p>
              </table:table-cell>
              <table:table-cell office:value-type="float" office:value="0.000093">
                <text:p>0.0000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